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paragraph-rsid="00023665" style:font-size-asian="12pt" style:font-weight-asian="bold" style:font-name-complex="Droid Sans" style:font-size-complex="12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rsid="000a982c" officeooo:paragraph-rsid="00023665" style:font-size-asian="12pt" style:font-weight-asian="bold" style:font-name-complex="Droid Sans" style:font-size-complex="12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rsid="000a09fc" officeooo:paragraph-rsid="00023665" style:font-size-asian="12pt" style:font-weight-asian="normal" style:font-name-complex="Droid Sans" style:font-size-complex="12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paragraph-rsid="00023665" style:font-size-asian="12pt" style:font-weight-asian="normal" style:font-name-complex="Droid Sans" style:font-size-complex="12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officeooo:paragraph-rsid="00023665"/>
    </style:style>
    <style:style style:name="P8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9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23665" officeooo:paragraph-rsid="00023665" style:font-size-asian="12pt" style:font-weight-asian="bold" style:font-name-complex="Droid Sans" style:font-size-complex="12pt" style:font-weight-complex="bold"/>
    </style:style>
    <style:style style:name="P10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023665" officeooo:paragraph-rsid="00023665" style:font-size-asian="12pt" style:font-weight-asian="normal" style:font-name-complex="Droid Sans" style:font-size-complex="12pt" style:font-weight-complex="normal"/>
    </style:style>
    <style:style style:name="P11" style:family="paragraph" style:parent-style-name="Standard" style:list-style-name="L3">
      <style:paragraph-properties fo:line-height="100%" fo:text-align="start" style:justify-single-word="false"/>
      <style:text-properties style:font-name="Droid Sans" fo:font-size="12pt" fo:font-weight="normal" officeooo:rsid="000a982c" officeooo:paragraph-rsid="00057071" style:font-size-asian="12pt" style:font-weight-asian="normal" style:font-name-complex="Droid Sans" style:font-size-complex="12pt" style:font-weight-complex="normal"/>
    </style:style>
    <style:style style:name="P12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style="normal" fo:font-weight="normal" officeooo:rsid="00023665" officeooo:paragraph-rsid="00023665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P13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style="normal" fo:font-weight="normal" officeooo:rsid="001257f4" officeooo:paragraph-rsid="00023665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P14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style="normal" fo:font-weight="normal" officeooo:rsid="000a09fc" officeooo:paragraph-rsid="00023665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P15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style="normal" fo:font-weight="normal" officeooo:rsid="000a8d2c" officeooo:paragraph-rsid="00023665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P16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style="normal" fo:font-weight="normal" officeooo:rsid="00057071" officeooo:paragraph-rsid="00057071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P17" style:family="paragraph" style:parent-style-name="Standard" style:list-style-name="L2">
      <style:text-properties style:font-name="Droid Sans" fo:font-size="12pt" fo:font-style="normal" officeooo:paragraph-rsid="00023665" style:font-size-asian="12pt" style:font-style-asian="normal" style:font-name-complex="Droid Sans" style:font-size-complex="12pt" style:font-style-complex="normal"/>
    </style:style>
    <style:style style:name="P18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style="normal" fo:font-weight="bold" officeooo:rsid="000a8d2c" officeooo:paragraph-rsid="00023665" style:font-size-asian="12pt" style:font-style-asian="normal" style:font-weight-asian="bold" style:font-name-complex="Droid Sans" style:font-size-complex="12pt" style:font-style-complex="normal" style:font-weight-complex="bold"/>
    </style:style>
    <style:style style:name="P19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style="normal" fo:font-weight="bold" officeooo:rsid="000a09fc" officeooo:paragraph-rsid="00023665" style:font-size-asian="12pt" style:font-style-asian="normal" style:font-weight-asian="bold" style:font-name-complex="Droid Sans" style:font-size-complex="12pt" style:font-style-complex="normal" style:font-weight-complex="bold"/>
    </style:style>
    <style:style style:name="P20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paragraph-rsid="00023665" style:font-size-asian="16pt" style:font-weight-asian="bold" style:font-name-complex="Droid Sans" style:font-size-complex="16pt" style:font-weight-complex="bold"/>
    </style:style>
    <style:style style:name="P21" style:family="paragraph" style:parent-style-name="Standard" style:list-style-name="L2">
      <style:text-properties officeooo:paragraph-rsid="00023665"/>
    </style:style>
    <style:style style:name="P22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normal" officeooo:rsid="000a09fc" officeooo:paragraph-rsid="00023665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line-height="100%" fo:text-align="start" style:justify-single-word="false"/>
      <style:text-properties officeooo:paragraph-rsid="001071db"/>
    </style:style>
    <style:style style:name="P24" style:family="paragraph" style:parent-style-name="Standard" style:list-style-name="L3">
      <style:paragraph-properties fo:line-height="100%" fo:text-align="start" style:justify-single-word="false"/>
      <style:text-properties officeooo:paragraph-rsid="00057071"/>
    </style:style>
    <style:style style:name="T1" style:family="text">
      <style:text-properties officeooo:rsid="000a8d2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09fc" style:font-weight-asian="bold" style:font-weight-complex="bold"/>
    </style:style>
    <style:style style:name="T4" style:family="text">
      <style:text-properties fo:font-weight="bold" officeooo:rsid="00057071" style:font-weight-asian="bold" style:font-weight-complex="bold"/>
    </style:style>
    <style:style style:name="T5" style:family="text">
      <style:text-properties fo:font-weight="bold" officeooo:rsid="001071db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a8d2c" style:font-weight-asian="normal" style:font-weight-complex="normal"/>
    </style:style>
    <style:style style:name="T8" style:family="text">
      <style:text-properties officeooo:rsid="00023665"/>
    </style:style>
    <style:style style:name="T9" style:family="text">
      <style:text-properties style:font-name="Droid Sans" fo:font-size="12pt" fo:font-weight="bold" style:font-size-asian="12pt" style:font-weight-asian="bold" style:font-name-complex="Droid Sans" style:font-size-complex="12pt" style:font-weight-complex="bold"/>
    </style:style>
    <style:style style:name="T10" style:family="text">
      <style:text-properties style:font-name="Droid Sans" fo:font-size="12pt" fo:font-weight="normal" style:font-size-asian="12pt" style:font-weight-asian="normal" style:font-name-complex="Droid Sans" style:font-size-complex="12pt" style:font-weight-complex="normal"/>
    </style:style>
    <style:style style:name="T11" style:family="text">
      <style:text-properties style:font-name="Droid Sans" fo:font-weight="bold" style:font-weight-asian="bold" style:font-name-complex="Droid Sans" style:font-weight-complex="bold"/>
    </style:style>
    <style:style style:name="T12" style:family="text">
      <style:text-properties style:font-name="Droid Sans" fo:font-weight="bold" officeooo:rsid="000a8d2c" style:font-weight-asian="bold" style:font-name-complex="Droid Sans" style:font-weight-complex="bold"/>
    </style:style>
    <style:style style:name="T13" style:family="text">
      <style:text-properties style:font-name="Droid Sans" fo:font-size="14pt" fo:font-weight="bold" style:font-size-asian="14pt" style:font-weight-asian="bold" style:font-name-complex="Droid Sans" style:font-size-complex="14pt" style:font-weight-complex="bold"/>
    </style:style>
    <style:style style:name="T14" style:family="text">
      <style:text-properties style:font-name="Droid Sans" fo:font-size="14pt" fo:font-style="normal" fo:font-weight="bold" style:font-size-asian="14pt" style:font-style-asian="normal" style:font-weight-asian="bold" style:font-name-complex="Droid Sans" style:font-size-complex="14pt" style:font-style-complex="normal" style:font-weight-complex="bold"/>
    </style:style>
    <style:style style:name="T15" style:family="text">
      <style:text-properties style:font-name="Droid Sans" fo:font-size="14pt" fo:font-style="normal" style:font-size-asian="14pt" style:font-style-asian="normal" style:font-name-complex="Droid Sans" style:font-size-complex="14pt" style:font-style-complex="normal"/>
    </style:style>
    <style:style style:name="T16" style:family="text">
      <style:text-properties style:font-name="Droid Sans" fo:font-size="14pt" fo:font-style="normal" officeooo:rsid="000286cd" style:font-size-asian="14pt" style:font-style-asian="normal" style:font-name-complex="Droid Sans" style:font-size-complex="14pt" style:font-style-complex="normal"/>
    </style:style>
    <style:style style:name="T17" style:family="text">
      <style:text-properties style:font-name="Droid Sans" fo:font-weight="normal" officeooo:rsid="00057071" style:font-weight-asian="normal" style:font-name-complex="Droid Sans" style:font-weight-complex="normal"/>
    </style:style>
    <style:style style:name="T18" style:family="text">
      <style:text-properties style:font-name="Droid Sans" fo:font-weight="normal" officeooo:rsid="000a8d2c" style:font-weight-asian="normal" style:font-name-complex="Droid Sans" style:font-weight-complex="normal"/>
    </style:style>
    <style:style style:name="T19" style:family="text">
      <style:text-properties officeooo:rsid="001257f4"/>
    </style:style>
    <style:style style:name="T20" style:family="text">
      <style:text-properties officeooo:rsid="00057071"/>
    </style:style>
    <style:style style:name="T21" style:family="text">
      <style:text-properties officeooo:rsid="00090694"/>
    </style:style>
    <style:style style:name="T22" style:family="text">
      <style:text-properties officeooo:rsid="001071db"/>
    </style:style>
    <style:style style:name="T23" style:family="text">
      <style:text-properties fo:font-size="16pt" style:font-size-complex="16pt"/>
    </style:style>
    <style:style style:name="T24" style:family="text">
      <style:text-properties officeooo:rsid="00179b8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Mohamed Shrief</text:p>
      <text:p text:style-name="P3"><text:span text:style-name="T24">Junior </text:span><text:span text:style-name="T22">Frontend</text:span> <text:span text:style-name="T24">&amp;</text:span> <text:span text:style-name="T22">Backend developer</text:span></text:p>
      <text:p text:style-name="P7"><text:span text:style-name="T9">Portfolio</text:span><text:span text:style-name="T10">: m-shrief.github.io/site/ <text:s text:c="42"/></text:span><text:span text:style-name="T9">Mail</text:span><text:span text:style-name="T10">: m.shrief.dev@proton.me</text:span></text:p>
      <text:p text:style-name="P6"><text:span text:style-name="T2">GitHub</text:span>: github.com/m-shrief <text:s text:c="50"/><text:span text:style-name="T2">Phone</text:span>: +201025331595</text:p>
      <text:p text:style-name="P1">----------------------------------------------------------------------------------------------------------------------------</text:p>
      <text:p text:style-name="P2">Skills</text:p>
      <text:list text:style-name="L1">
        <text:list-item>
          <text:p text:style-name="P8">JavaScript &amp; TypeScript </text:p>
        </text:list-item>
        <text:list-item>
          <text:p text:style-name="P9">HTML, CSS and SCSS</text:p>
        </text:list-item>
        <text:list-item>
          <text:p text:style-name="P8">Vuejs’ <text:span text:style-name="T8">ecosystem</text:span> <text:span text:style-name="T8">(</text:span>Vite, Pinia, vue-router <text:span text:style-name="T8">and </text:span>VitePress<text:span text:style-name="T8">)</text:span></text:p>
        </text:list-item>
        <text:list-item>
          <text:p text:style-name="P9">Nodejs &amp; Express.js</text:p>
        </text:list-item>
        <text:list-item>
          <text:p text:style-name="P8">Postgres, MongoDB <text:span text:style-name="T21">and Redis</text:span></text:p>
        </text:list-item>
        <text:list-item>
          <text:p text:style-name="P8">Basics of <text:s/>Docker</text:p>
        </text:list-item>
      </text:list>
      <text:p text:style-name="P1">----------------------------------------------------------------------------------------------------------------------------</text:p>
      <text:p text:style-name="P2">Projects</text:p>
      <text:p text:style-name="P1">“Adeeb أديب” (personal project<text:span text:style-name="T22">)</text:span>:</text:p>
      <text:p text:style-name="P5"><text:tab/>It's concerned with Arabic literature. It assumes a business model <text:span text:style-name="T20">that enable customers to order a print of Arabic literature in specific customization, and follow up the process. It provides better experience for partners to make bulk orders fast and easy.</text:span></text:p>
      <text:p text:style-name="P1">My Role: Frontend &amp; Backend development, <text:span text:style-name="T8">project details:</text:span></text:p>
      <text:list text:style-name="L2">
        <text:list-item>
          <text:p text:style-name="P22"><text:span text:style-name="T13">Frontend</text:span><text:span text:style-name="T11"> (</text:span><text:a xlink:type="simple" xlink:href="https://github.com/M-Shrief/Adeeb_Vue_TS" text:style-name="Internet_20_link" text:visited-style-name="Visited_20_Internet_20_Link"><text:span text:style-name="T11">Check repo</text:span></text:a><text:span text:style-name="T11">):</text:span></text:p>
          <text:list>
            <text:list-item>
              <text:p text:style-name="P10">Tech Stack:<text:a xlink:type="simple" xlink:href="https://github.com/M-Shrief/Adeeb_Vue_TS" text:style-name="Internet_20_link" text:visited-style-name="Visited_20_Internet_20_Link"><text:span text:style-name="T3"/></text:a></text:p>
              <text:list>
                <text:list-item>
                  <text:p text:style-name="P12">Full TypeScript</text:p>
                </text:list-item>
                <text:list-item>
                  <text:p text:style-name="P13"><text:span text:style-name="T8">HTML, </text:span>CSS &amp; SCSS</text:p>
                </text:list-item>
                <text:list-item>
                  <text:p text:style-name="P14">Vite</text:p>
                </text:list-item>
                <text:list-item>
                  <text:p text:style-name="P14">Vuejs</text:p>
                </text:list-item>
                <text:list-item>
                  <text:p text:style-name="P14">Pinia <text:span text:style-name="T8">&amp; </text:span>Vue-router<text:span text:style-name="T19">.</text:span></text:p>
                </text:list-item>
              </text:list>
            </text:list-item>
            <text:list-item>
              <text:p text:style-name="P15">Characteristics:</text:p>
              <text:list>
                <text:list-item>
                  <text:p text:style-name="P12">form validation with vee-validate &amp; Yup</text:p>
                </text:list-item>
                <text:list-item>
                  <text:p text:style-name="P12">JWT authentication and authorization</text:p>
                </text:list-item>
                <text:list-item>
                  <text:p text:style-name="P12">Dark/Light Theme</text:p>
                </text:list-item>
                <text:list-item>
                  <text:p text:style-name="P12">Component testing with Cypress.</text:p>
                </text:list-item>
              </text:list>
            </text:list-item>
          </text:list>
        </text:list-item>
        <text:list-item>
          <text:p text:style-name="P21"><text:span text:style-name="T14">Backend</text:span><text:span text:style-name="T15"> </text:span><text:span text:style-name="T16">(</text:span><text:a xlink:type="simple" xlink:href="https://github.com/M-Shrief/Adeeb_ExpressTS_Postgres" text:style-name="Internet_20_link" text:visited-style-name="Visited_20_Internet_20_Link"><text:span text:style-name="T16">Postgres repo</text:span></text:a><text:span text:style-name="T16"> – </text:span><text:a xlink:type="simple" xlink:href="https://github.com/M-Shrief/Adeeb_ExpressTS" text:style-name="Internet_20_link" text:visited-style-name="Visited_20_Internet_20_Link"><text:span text:style-name="T16">Mongo repo</text:span></text:a><text:span text:style-name="T16">)</text:span></text:p>
          <text:list>
            <text:list-item>
              <text:p text:style-name="P17">Tech stack:</text:p>
              <text:list>
                <text:list-item>
                  <text:p text:style-name="P15">Full TypeScript.</text:p>
                </text:list-item>
                <text:list-item>
                  <text:p text:style-name="P14">Nodej<text:span text:style-name="T8">s &amp; </text:span>Express.js</text:p>
                </text:list-item>
                <text:list-item>
                  <text:p text:style-name="P18"><text:span text:style-name="T6">Database</text:span>:</text:p>
                  <text:list>
                    <text:list-item>
                      <text:p text:style-name="P19"><text:span text:style-name="T6">Postgres </text:span><text:span text:style-name="T7">&amp; TypeORM (for one version)</text:span></text:p>
                    </text:list-item>
                    <text:list-item>
                      <text:p text:style-name="P15">MongoDB &amp; Mongoose (for the other)</text:p>
                    </text:list-item>
                    <text:list-item>
                      <text:p text:style-name="P18"><text:span text:style-name="T6">Caching with Redis</text:span>.</text:p>
                    </text:list-item>
                  </text:list>
                </text:list-item>
              </text:list>
            </text:list-item>
            <text:list-item>
              <text:p text:style-name="P15"><text:span text:style-name="T22">C</text:span>haracteristics:</text:p>
              <text:list>
                <text:list-item>
                  <text:p text:style-name="P14">JWT Authentication <text:span text:style-name="T1">&amp; Authorization</text:span></text:p>
                </text:list-item>
                <text:list-item>
                  <text:p text:style-name="P14">Centralized Error Handling</text:p>
                </text:list-item>
                <text:list-item>
                  <text:p text:style-name="P14">Data Validation <text:span text:style-name="T1">with Yup and express-validator.</text:span></text:p>
                </text:list-item>
                <text:list-item>
                  <text:p text:style-name="P15">Security best practices from OWASP</text:p>
                </text:list-item>
                <text:list-item>
                  <text:p text:style-name="P16">… and more</text:p>
                </text:list-item>
              </text:list>
            </text:list-item>
          </text:list>
        </text:list-item>
      </text:list>
      <text:p text:style-name="P1">----------------------------------------------------------------------------------------------------------------------------</text:p>
      <text:p text:style-name="P4">Learning &amp; Courses</text:p>
      <text:list text:style-name="L3">
        <text:list-item>
          <text:p text:style-name="P11"><text:span text:style-name="T2">CMU</text:span>, Intro to Database Systems (2022) </text:p>
        </text:list-item>
        <text:list-item>
          <text:p text:style-name="P23"><text:span text:style-name="T12">Redis Uni, </text:span><text:span text:style-name="T17">Introduction to Redis Data Structures </text:span><text:span text:style-name="T18">(Current)</text:span></text:p>
        </text:list-item>
        <text:list-item>
          <text:p text:style-name="P23"><text:span text:style-name="T5">IBM, </text:span><text:span text:style-name="T20">I</text:span>ntroduction to DevOps</text:p>
        </text:list-item>
        <text:list-item>
          <text:p text:style-name="P24"><text:span text:style-name="T4">IBM</text:span><text:span text:style-name="T20">, I</text:span>ntroduction to Cloud Computing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3-07-29T20:52:44.862590466</dc:date>
    <meta:editing-duration>PT2H17S</meta:editing-duration>
    <meta:editing-cycles>18</meta:editing-cycles>
    <meta:generator>LibreOffice/7.5.5.2$Linux_X86_64 LibreOffice_project/50$Build-2</meta:generator>
    <meta:document-statistic meta:table-count="0" meta:image-count="0" meta:object-count="0" meta:page-count="1" meta:paragraph-count="49" meta:word-count="242" meta:character-count="1939" meta:non-whitespace-character-count="1685"/>
  </office:meta>
</office:document-meta>
</file>